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3519b" officeooo:paragraph-rsid="0003519b"/>
    </style:style>
    <style:style style:name="T1" style:family="text">
      <style:text-properties officeooo:rsid="00043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hfgjvhfgghjfjf<text:span text:style-name="T1">cvg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4:31:42.229225271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9" meta:non-whitespace-character-count="19"/>
  </office:meta>
</office:document-meta>
</file>